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size="12pt" officeooo:rsid="0002cadf" officeooo:paragraph-rsid="0002cadf" style:font-size-asian="10.5pt" style:font-size-complex="12pt"/>
    </style:style>
    <style:style style:name="P2" style:family="paragraph" style:parent-style-name="Standard">
      <style:paragraph-properties fo:line-height="150%" fo:text-align="start" style:justify-single-word="false"/>
      <style:text-properties fo:color="#c9211e" fo:font-size="12pt" officeooo:rsid="00078a08" officeooo:paragraph-rsid="000eb7b7" style:font-size-asian="10.5pt" style:font-size-complex="12pt"/>
    </style:style>
    <style:style style:name="P3" style:family="paragraph" style:parent-style-name="Standard">
      <style:paragraph-properties fo:line-height="150%" fo:text-align="start" style:justify-single-word="false"/>
      <style:text-properties fo:color="#c9211e" officeooo:rsid="000eb7b7" officeooo:paragraph-rsid="000eb7b7"/>
    </style:style>
    <style:style style:name="P4" style:family="paragraph" style:parent-style-name="Standard">
      <style:paragraph-properties fo:line-height="150%" fo:text-align="start" style:justify-single-word="false"/>
      <style:text-properties fo:color="#c9211e" officeooo:rsid="00157268" officeooo:paragraph-rsid="00157268"/>
    </style:style>
    <style:style style:name="P5" style:family="paragraph" style:parent-style-name="Standard">
      <style:paragraph-properties fo:line-height="150%" fo:text-align="start" style:justify-single-word="false"/>
      <style:text-properties fo:color="#c9211e" officeooo:rsid="0016e93f" officeooo:paragraph-rsid="0016e93f"/>
    </style:style>
    <style:style style:name="P6" style:family="paragraph" style:parent-style-name="Standard">
      <style:paragraph-properties fo:line-height="150%" fo:text-align="start" style:justify-single-word="false"/>
      <style:text-properties fo:color="#c9211e" officeooo:rsid="0019879f" officeooo:paragraph-rsid="0019879f"/>
    </style:style>
    <style:style style:name="P7" style:family="paragraph" style:parent-style-name="Standard">
      <style:paragraph-properties fo:line-height="150%" fo:text-align="start" style:justify-single-word="false"/>
      <style:text-properties fo:color="#c9211e" officeooo:rsid="001b467a" officeooo:paragraph-rsid="001b467a"/>
    </style:style>
    <style:style style:name="P8" style:family="paragraph" style:parent-style-name="Standard">
      <style:paragraph-properties fo:line-height="150%" fo:text-align="start" style:justify-single-word="false"/>
      <style:text-properties fo:color="#c9211e" officeooo:rsid="001eb00f" officeooo:paragraph-rsid="001eb00f"/>
    </style:style>
    <style:style style:name="P9" style:family="paragraph" style:parent-style-name="Standard">
      <style:paragraph-properties fo:line-height="150%" fo:text-align="start" style:justify-single-word="false"/>
      <style:text-properties fo:color="#c9211e" officeooo:rsid="00208aab" officeooo:paragraph-rsid="00208aab"/>
    </style:style>
    <style:style style:name="P10" style:family="paragraph" style:parent-style-name="Standard">
      <style:paragraph-properties fo:line-height="150%" fo:text-align="center" style:justify-single-word="false"/>
      <style:text-properties officeooo:rsid="00000662" officeooo:paragraph-rsid="00000662"/>
    </style:style>
    <style:style style:name="P11" style:family="paragraph" style:parent-style-name="Standard">
      <style:paragraph-properties fo:line-height="150%" fo:text-align="center" style:justify-single-word="false"/>
      <style:text-properties fo:font-size="10pt" officeooo:rsid="00000662" officeooo:paragraph-rsid="00000662" style:font-size-asian="8.75pt" style:font-size-complex="10pt"/>
    </style:style>
    <style:style style:name="P12" style:family="paragraph" style:parent-style-name="Standard">
      <style:paragraph-properties fo:line-height="150%" fo:text-align="start" style:justify-single-word="false"/>
      <style:text-properties officeooo:paragraph-rsid="000b20ec"/>
    </style:style>
    <style:style style:name="P13" style:family="paragraph" style:parent-style-name="Standard">
      <style:paragraph-properties fo:line-height="150%" fo:text-align="start" style:justify-single-word="false"/>
      <style:text-properties officeooo:rsid="000e6763" officeooo:paragraph-rsid="000e6763"/>
    </style:style>
    <style:style style:name="P14" style:family="paragraph" style:parent-style-name="Standard">
      <style:paragraph-properties fo:line-height="150%" fo:text-align="start" style:justify-single-word="false"/>
      <style:text-properties officeooo:rsid="000eb7b7" officeooo:paragraph-rsid="000eb7b7"/>
    </style:style>
    <style:style style:name="P15" style:family="paragraph" style:parent-style-name="Standard">
      <style:paragraph-properties fo:line-height="150%" fo:text-align="start" style:justify-single-word="false"/>
      <style:text-properties fo:color="#000000" officeooo:rsid="000f43b1" officeooo:paragraph-rsid="000f43b1"/>
    </style:style>
    <style:style style:name="P16" style:family="paragraph" style:parent-style-name="Standard">
      <style:paragraph-properties fo:line-height="150%" fo:text-align="start" style:justify-single-word="false"/>
      <style:text-properties fo:color="#000000" officeooo:rsid="0010fbcb" officeooo:paragraph-rsid="0010fbcb"/>
    </style:style>
    <style:style style:name="P17" style:family="paragraph" style:parent-style-name="Standard">
      <style:paragraph-properties fo:line-height="150%" fo:text-align="start" style:justify-single-word="false"/>
      <style:text-properties fo:color="#000000" officeooo:rsid="0012bb02" officeooo:paragraph-rsid="0012bb02"/>
    </style:style>
    <style:style style:name="P18" style:family="paragraph" style:parent-style-name="Standard">
      <style:paragraph-properties fo:line-height="150%" fo:text-align="start" style:justify-single-word="false"/>
      <style:text-properties fo:color="#000000" officeooo:rsid="001393dd" officeooo:paragraph-rsid="001393dd"/>
    </style:style>
    <style:style style:name="T1" style:family="text">
      <style:text-properties officeooo:rsid="00032b7b"/>
    </style:style>
    <style:style style:name="T2" style:family="text">
      <style:text-properties officeooo:rsid="00096d47"/>
    </style:style>
    <style:style style:name="T3" style:family="text">
      <style:text-properties fo:color="#000000" officeooo:rsid="00096d47"/>
    </style:style>
    <style:style style:name="T4" style:family="text">
      <style:text-properties fo:color="#000000" fo:font-size="12pt" officeooo:rsid="00096d47" style:font-size-asian="10.5pt" style:font-size-complex="12pt"/>
    </style:style>
    <style:style style:name="T5" style:family="text">
      <style:text-properties fo:color="#000000" fo:font-size="12pt" officeooo:rsid="000b20ec" style:font-size-asian="10.5pt" style:font-size-complex="12pt"/>
    </style:style>
    <style:style style:name="T6" style:family="text">
      <style:text-properties fo:color="#000000" fo:font-size="12pt" fo:font-style="italic" style:font-size-asian="10.5pt" style:font-style-asian="italic" style:font-size-complex="12pt" style:font-style-complex="italic"/>
    </style:style>
    <style:style style:name="T7" style:family="text">
      <style:text-properties fo:color="#000000" fo:font-size="12pt" fo:font-style="italic" officeooo:rsid="000b20ec" style:font-size-asian="10.5pt" style:font-style-asian="italic" style:font-size-complex="12pt" style:font-style-complex="italic"/>
    </style:style>
    <style:style style:name="T8" style:family="text">
      <style:text-properties fo:color="#000000" fo:font-size="12pt" fo:font-style="italic" officeooo:rsid="000be7cc" style:font-size-asian="10.5pt" style:font-style-asian="italic" style:font-size-complex="12pt" style:font-style-complex="italic"/>
    </style:style>
    <style:style style:name="T9" style:family="text">
      <style:text-properties fo:color="#000000" fo:font-size="12pt" fo:font-style="normal" style:font-size-asian="10.5pt" style:font-style-asian="normal" style:font-size-complex="12pt" style:font-style-complex="normal"/>
    </style:style>
    <style:style style:name="T10" style:family="text">
      <style:text-properties fo:color="#000000" fo:font-size="12pt" fo:font-style="normal" officeooo:rsid="000b20ec" style:font-size-asian="10.5pt" style:font-style-asian="normal" style:font-size-complex="12pt" style:font-style-complex="normal"/>
    </style:style>
    <style:style style:name="T11" style:family="text">
      <style:text-properties fo:color="#000000" fo:font-size="12pt" fo:font-style="normal" officeooo:rsid="0016e93f" style:font-size-asian="10.5pt" style:font-style-asian="normal" style:font-size-complex="12pt" style:font-style-complex="normal"/>
    </style:style>
    <style:style style:name="T12" style:family="text">
      <style:text-properties fo:color="#000000" fo:font-size="12pt" fo:font-style="normal" officeooo:rsid="0017c8ba" style:font-size-asian="10.5pt" style:font-style-asian="normal" style:font-size-complex="12pt" style:font-style-complex="normal"/>
    </style:style>
    <style:style style:name="T13" style:family="text">
      <style:text-properties fo:color="#000000" fo:font-size="12pt" fo:font-style="normal" officeooo:rsid="001e1407" style:font-size-asian="10.5pt" style:font-style-asian="normal" style:font-size-complex="12pt" style:font-style-complex="normal"/>
    </style:style>
    <style:style style:name="T14" style:family="text">
      <style:text-properties fo:color="#000000" style:text-position="super 58%" fo:font-size="12pt" fo:font-style="normal" style:font-size-asian="10.5pt" style:font-style-asian="normal" style:font-size-complex="12pt" style:font-style-complex="normal"/>
    </style:style>
    <style:style style:name="T15" style:family="text">
      <style:text-properties fo:color="#000000" style:text-position="0% 100%" fo:font-size="12pt" fo:font-style="normal" style:font-size-asian="10.5pt" style:font-style-asian="normal" style:font-size-complex="12pt" style:font-style-complex="normal"/>
    </style:style>
    <style:style style:name="T16" style:family="text">
      <style:text-properties fo:font-size="12pt" fo:font-style="normal" style:font-size-asian="10.5pt" style:font-style-asian="normal" style:font-size-complex="12pt" style:font-style-complex="normal"/>
    </style:style>
    <style:style style:name="T17" style:family="text">
      <style:text-properties fo:font-size="12pt" fo:font-style="normal" officeooo:rsid="00107100" style:font-size-asian="10.5pt" style:font-style-asian="normal" style:font-size-complex="12pt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KODIRANJE SIVOĆE PIKSELA </text:p>
      <text:p text:style-name="P10"/>
      <text:p text:style-name="P11">OSVRT NA PREDAVNJE </text:p>
      <text:p text:style-name="P11"/>
      <text:p text:style-name="P1">Sivoća piksela se kodira uz pomoć binarnog sustava. Ako uzmemo 1 bit, on može biti 0 ili 1 i time smo dobili dvije različite kombinacije, odnosno dvije različite sivoće. <text:span text:style-name="T1">Postoje dvije razine sivoće nula postotni i stopostotni, to jest piksel s nula posto bijele i piksel sa sto posto crne boje. Tu kombinaciju nazivamo standardnom i krajnjim granicama sivoće. Ukoliko uzmemo 2 bita imamo dva na drugu, odnosno 4 kombinacije – 4 sive razine; 00, 01, 10, 11 --&gt; 0%,33%,66%,100% (od bijele do crne). Ako uzmemo tri bita – 2 na treću odnosno 8 sivih razina. Šest bitova, dva na šest bitnova, odnosno 64 sivih razina. </text:span></text:p>
      <text:p text:style-name="P1"/>
      <text:p text:style-name="P2">Koliko je sivih razina potrebno da bi naše oko bilo prevareno? <text:span text:style-name="T2">Potrebno je osam sedam bitova, odnosno 128 sivih razina. </text:span></text:p>
      <text:p text:style-name="P2"><text:span text:style-name="T3">Prosječan čovjek može raspoznati maksimalno 150 sivih razina što je više od 7 bitova a manje od 8 bitova. Da bi se postigla veća ugoda za oko, obično se koristi osam bitova – na toliko je namješten PS. </text:span></text:p>
      <text:p text:style-name="P12"><text:span text:style-name="T4">U </text:span><text:span text:style-name="T5">PS-u imamo alat u </text:span><text:span text:style-name="T7">Image a</text:span><text:span text:style-name="T8">justments</text:span><text:span text:style-name="T7"> &gt; Posterize </text:span><text:span text:style-name="T10">pomoću kojeg bolje razlučujemo sive razine i bitove, odnosno biramo si koju glatkoću prijelaza sivih tonova možemo postići s kojim bitom te izabrati onu koja nam paše za određeni zadatak. </text:span></text:p>
      <text:p text:style-name="P13"><text:span text:style-name="T10">U </text:span><text:span text:style-name="T9">PS-u smo izvukli sliku s prošlog predavanja i pokušavamo uz pomoć posterizacije odrediti točnost sivih razina u toj slici. Došli smo do zaključka da je slika ima 8 bitova odnosno 255 sivih razina. <text:s/></text:span></text:p>
      <text:p text:style-name="P14"><text:span text:style-name="T9"/></text:p>
      <text:p text:style-name="P14"><text:span text:style-name="T9">Druga slika koju smo uzeli je bila slika 2x2 piksela, 2 – bitna, to jest slika sa 4 sive razine. <text:s/></text:span></text:p>
      <text:p text:style-name="P3"><text:span text:style-name="T16">Kako da znamo, odnosno kako da očitamo koje sive razine je određeni piksel? </text:span></text:p>
      <text:p text:style-name="P15"><text:span text:style-name="T16">U PS – u imamo alatku digitalne pipete uz čiju pomoć očitavamo postotak sivoće u određenom pikselu. </text:span><text:span text:style-name="T17">Rezultati očitanja 2x2 piksela su bili: 100%, 80%, 80% i 50%. </text:span></text:p>
      <text:p text:style-name="P16"><text:span text:style-name="T16">Za usporebu smo uzeli još jednu sliku 3x3 piksela te smo također išli očitati razinu sivoće. Rezultati su bili svi 77% što je ujedno i prosjek prve slike. </text:span></text:p>
      <text:p text:style-name="P17"><text:span text:style-name="T16">Vraćamo se opet na prvu sliku. Da bismo odredili prosjećnu sivoću na nekom djelu slike, u ovom slučaju smo prosječnu sivoću tražili na ramenu sakoa, potrebno je uzeti što veću pipetu. Uzeli smo pipetu od 101x101 te smo kao prosjek dobili 40% sivoće. </text:span></text:p>
      <text:p text:style-name="P18"><text:span text:style-name="T16">Opet, nije uvijek pravilo da se uzima najveća pipeta kako bismo nešto odredili, vličina pipete se bira ovisno o vrsti očitanja koju idemo provoditi na nekoj određenoj slici. </text:span></text:p>
      <text:p text:style-name="P4"><text:soft-page-break/><text:span text:style-name="T16">Sivoća na pojmu resempliranja</text:span></text:p>
      <text:p text:style-name="P4"><text:span text:style-name="T11"/></text:p>
      <text:p text:style-name="P5"><text:span text:style-name="T9">Uzimamo novu sliku 4x4 piksela. Odabiremo</text:span><text:span text:style-name="T6"> image size &gt; uključujemo resemple image. </text:span><text:span text:style-name="T12">Sliku smo resemplirali na 2x2 piksela i to resempliranje slike iz 4x4 na 2x2 pisela je napravljeno uz pomoć nekog algoritma. </text:span></text:p>
      <text:p text:style-name="P6"><text:span text:style-name="T12">P</text:span><text:span text:style-name="T9">rije resempliranje uzimamo pipetu i očitavamo razinu sivoće na slici 4x4. U prvom redu imamo razine od 100% do 53%. Nakon resempliranja imamo od 90% do 50%.</text:span></text:p>
      <text:p text:style-name="P7"><text:span text:style-name="T9">Slika se resemplirala tako što s po četiri piksela iz prve slike procesom resempliranja prešla u po jedan piksel na drugu sliku. Taj jedan piksel u drugoj slici nastao je kao prosjek tih četiri iz prve slike. </text:span><text:span text:style-name="T13">Ovisno o algoritmu kojeg izaberemo prije samo resempliranja, dobijemo različite sivoće pojedinih piksela. Nekad prvi piksel bude stopostotan, dok nead bude svega 76%. </text:span></text:p>
      <text:p text:style-name="P8"><text:span text:style-name="T13">S</text:span><text:span text:style-name="T9">ve se razlikuje naravno i na kojem uređaju radimo jer svaki laptop recimo ima drugu karticu pa samim time nećemo dobiti iste rezultate. Naravno, kako ne bi došlo do pogrešaka u završnom djelu, sve se te razlike svode na jedno, isto, u procesu tiska. Tako kažemo da iz tiska izlazi gotovo „savršen proizvod”. </text:span></text:p>
      <text:p text:style-name="P8"><text:span text:style-name="T9"/></text:p>
      <text:p text:style-name="P9"><text:span text:style-name="T9">Rad s potencijama je ovdje vrlo važan pa tako kada se kaže da imamo 16 bitova misli se na to da imamo </text:span><text:span text:style-name="T15">2</text:span><text:span text:style-name="T14">16</text:span><text:span text:style-name="T15"> sivih jedinica, odnosno, 65 536 sivih razina. Ukoliko počnemo od nule, s nultom sivom razinom, u ovom slučaju završavamo s 65 535. sivom razinom jer zbroj moram na kraju kod od tih 16 bitova biti 65 536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r" fo:country="H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2T09:40:30.046000000</meta:creation-date>
    <dc:date>2020-05-03T12:21:54.980000000</dc:date>
    <meta:editing-duration>PT23H57M54S</meta:editing-duration>
    <meta:editing-cycles>27</meta:editing-cycles>
    <meta:generator>LibreOffice/6.3.3.2$Windows_X86_64 LibreOffice_project/a64200df03143b798afd1ec74a12ab50359878ed</meta:generator>
    <meta:document-statistic meta:table-count="0" meta:image-count="0" meta:object-count="0" meta:page-count="2" meta:paragraph-count="19" meta:word-count="636" meta:character-count="3720" meta:non-whitespace-character-count="3080"/>
  </office:meta>
</office:document-meta>
</file>